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fa60a" officeooo:paragraph-rsid="006fa60a"/>
    </style:style>
    <style:style style:name="P2" style:family="paragraph" style:parent-style-name="Standard">
      <style:text-properties style:font-name="Open sans" officeooo:rsid="00687066" officeooo:paragraph-rsid="0071838d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 <text:span text:style-name="T2"><text:s/>- Poszerzanie wiedzy</text:span></text:p>
      <text:p text:style-name="P1"><text:span text:style-name="T1">COORUTINE_</text:span>TASK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1T15:18:13.712377819</dc:date>
    <meta:editing-duration>P1DT6H7M57S</meta:editing-duration>
    <meta:editing-cycles>70</meta:editing-cycles>
    <meta:document-statistic meta:table-count="0" meta:image-count="0" meta:object-count="0" meta:page-count="1" meta:paragraph-count="2" meta:word-count="5" meta:character-count="42" meta:non-whitespace-character-count="38"/>
  </office:meta>
</office:document-meta>
</file>